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000000"/>
    </style:style>
    <style:style style:name="T2" style:family="text">
      <style:text-properties fo:color="#6a3e3e"/>
    </style:style>
    <style:style style:name="T3" style:family="text">
      <style:text-properties fo:color="#6a3e3e" style:text-underline-style="solid" style:text-underline-width="auto" style:text-underline-color="font-color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2a00ff"/>
    </style:style>
    <style:style style:name="T6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rst add POI library to build path</text:p>
      <text:p text:style-name="P2"/>
      <text:p text:style-name="P2"><text:span text:style-name="T4">import</text:span> org.apache.poi.hssf.usermodel.HSSFWorkbook;</text:p>
      <text:p text:style-name="P4"><text:span text:style-name="T4">import</text:span><text:span text:style-name="T1"> org.apache.poi.ss.usermodel.Row;</text:span></text:p>
      <text:p text:style-name="P4"><text:span text:style-name="T4">import</text:span><text:span text:style-name="T1"> org.apache.poi.ss.usermodel.Sheet;</text:span></text:p>
      <text:p text:style-name="P4"><text:span text:style-name="T4">import</text:span><text:span text:style-name="T1"> org.apache.poi.ss.usermodel.Workbook;</text:span></text:p>
      <text:p text:style-name="P4"><text:span text:style-name="T1"/></text:p>
      <text:p text:style-name="P1"><text:span text:style-name="T1">FileInputStream </text:span><text:span text:style-name="T2">inputStream</text:span><text:span text:style-name="T1"> = </text:span><text:span text:style-name="T4">new</text:span><text:span text:style-name="T1"> FileInputStream(</text:span><text:span text:style-name="T5">"xls.xls"</text:span><text:span text:style-name="T1">);</text:span></text:p>
      <text:p text:style-name="P1"><text:span text:style-name="T1"><text:tab/><text:tab/>Workbook </text:span><text:span text:style-name="T3">workbook</text:span><text:span text:style-name="T1"> = </text:span><text:span text:style-name="T4">new</text:span><text:span text:style-name="T1"> HSSFWorkbook(</text:span><text:span text:style-name="T2">inputStream</text:span><text:span text:style-name="T1">);</text:span></text:p>
      <text:p text:style-name="P1"><text:span text:style-name="T1"><text:tab/><text:tab/>Sheet </text:span><text:span text:style-name="T2">sheet</text:span><text:span text:style-name="T1"> = </text:span><text:span text:style-name="T2">workbook</text:span><text:span text:style-name="T1">.getSheet(</text:span><text:span text:style-name="T5">"Sheet1"</text:span><text:span text:style-name="T1">);</text:span></text:p>
      <text:p text:style-name="P2"><text:tab/><text:tab/></text:p>
      <text:p text:style-name="P1"><text:span text:style-name="T1"><text:tab/><text:tab/></text:span><text:span text:style-name="T4">for</text:span><text:span text:style-name="T1">(</text:span><text:span text:style-name="T4">int</text:span><text:span text:style-name="T1"> </text:span><text:span text:style-name="T2">i</text:span><text:span text:style-name="T1">=0;</text:span><text:span text:style-name="T2">i</text:span><text:span text:style-name="T1">&lt;</text:span><text:span text:style-name="T2">sheet</text:span><text:span text:style-name="T1">.getLastRowNum()+1;</text:span><text:span text:style-name="T2">i</text:span><text:span text:style-name="T1">++){</text:span></text:p>
      <text:p text:style-name="P1"><text:span text:style-name="T1"><text:tab/><text:tab/><text:tab/>Row </text:span><text:span text:style-name="T2">row</text:span><text:span text:style-name="T1"> = </text:span><text:span text:style-name="T2">sheet</text:span><text:span text:style-name="T1">.getRow(</text:span><text:span text:style-name="T2">i</text:span><text:span text:style-name="T1">);</text:span></text:p>
      <text:p text:style-name="P1"><text:span text:style-name="T1"><text:tab/><text:tab/><text:tab/></text:span><text:span text:style-name="T4">for</text:span><text:span text:style-name="T1">(</text:span><text:span text:style-name="T4">int</text:span><text:span text:style-name="T1"> </text:span><text:span text:style-name="T2">j</text:span><text:span text:style-name="T1">=0;</text:span><text:span text:style-name="T2">j</text:span><text:span text:style-name="T1">&lt;</text:span><text:span text:style-name="T2">row</text:span><text:span text:style-name="T1">.getLastCellNum();</text:span><text:span text:style-name="T2">j</text:span><text:span text:style-name="T1">++) {</text:span></text:p>
      <text:p text:style-name="P1"><text:span text:style-name="T1"><text:tab/><text:tab/><text:tab/><text:tab/>String </text:span><text:span text:style-name="T2">cell</text:span><text:span text:style-name="T1"> = </text:span><text:span text:style-name="T2">row</text:span><text:span text:style-name="T1">.getCell(</text:span><text:span text:style-name="T2">j</text:span><text:span text:style-name="T1">).getStringCellValue();</text:span></text:p>
      <text:p text:style-name="P1"><text:span text:style-name="T1"><text:tab/><text:tab/><text:tab/><text:tab/></text:span></text:p>
      <text:p text:style-name="P2"><text:tab/><text:tab/><text:tab/>}</text:p>
      <text:p text:style-name="P2"><text:tab/><text:tab/>}</text:p>
      <text:p text:style-name="P2"/>
      <text:p text:style-name="P2"/>
      <text:p text:style-name="P2"/>
      <text:p text:style-name="P2"/>
      <text:p text:style-name="P2"/>
      <text:p text:style-name="P2">new HSSFWorkbook</text:p>
      <text:p text:style-name="P2">workbook.getSheet</text:p>
      <text:p text:style-name="P2">sheet.getRow</text:p>
      <text:p text:style-name="P2">row.getCell.getStringCell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M27S</meta:editing-duration>
    <meta:editing-cycles>10</meta:editing-cycles>
    <meta:generator>OpenOffice/4.1.1$Win32 OpenOffice.org_project/411m6$Build-9775</meta:generator>
    <dc:date>2016-02-03T14:41:55.89</dc:date>
    <meta:document-statistic meta:table-count="0" meta:image-count="0" meta:object-count="0" meta:page-count="1" meta:paragraph-count="20" meta:word-count="49" meta:character-count="626"/>
    <meta:user-defined meta:name="Info 1"/>
    <meta:user-defined meta:name="Info 2"/>
    <meta:user-defined meta:name="Info 3"/>
    <meta:user-defined meta:name="Info 4"/>
  </office:meta>
</office:document-meta>
</file>